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Einstein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Leonard</text:p>
          </table:table-cell>
          <table:table-cell office:value-type="string">
            <text:p>De Vinci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Heidegger</text:p>
          </table:table-cell>
          <table:table-cell office:value-type="float" office:value="121">
            <text:p>121</text:p>
          </table:table-cell>
        </table:table-row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25/01/2012</text:date>, <text:time>12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2T16:44:05</meta:creation-date>
    <dc:date>2010-11-02T19:09:35</dc:date>
    <meta:editing-cycles>2</meta:editing-cycles>
    <meta:editing-duration>PT2H25M32S</meta:editing-duration>
    <meta:document-statistic meta:table-count="3" meta:cell-count="12" meta:object-count="0"/>
    <meta:generator>LibreOffice/3.4$Unix LibreOffice_project/340m1$Build-302</meta:generator>
  </office:meta>
</office:document-meta>
</file>